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5.667cm" fo:margin-left="5.652cm" table:align="left"/>
    </style:style>
    <style:style style:name="Tabla1.A" style:family="table-column">
      <style:table-column-properties style:column-width="5.667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ffffff" fo:border-bottom="0.05pt solid #ffffff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ffffff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5cm" style:rel-column-width="13089*"/>
    </style:style>
    <style:style style:name="Tabla3.B" style:family="table-column">
      <style:table-column-properties style:column-width="1.461cm" style:rel-column-width="5630*"/>
    </style:style>
    <style:style style:name="Tabla3.C" style:family="table-column">
      <style:table-column-properties style:column-width="3.346cm" style:rel-column-width="12898*"/>
    </style:style>
    <style:style style:name="Tabla3.D" style:family="table-column">
      <style:table-column-properties style:column-width="0.706cm" style:rel-column-width="2719*"/>
    </style:style>
    <style:style style:name="Tabla3.E" style:family="table-column">
      <style:table-column-properties style:column-width="3.235cm" style:rel-column-width="12470*"/>
    </style:style>
    <style:style style:name="Tabla3.F" style:family="table-column">
      <style:table-column-properties style:column-width="2.429cm" style:rel-column-width="9363*"/>
    </style:style>
    <style:style style:name="Tabla3.G" style:family="table-column">
      <style:table-column-properties style:column-width="2.429cm" style:rel-column-width="936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ffffff" fo:border-bottom="0.05pt solid #ffffff"/>
    </style:style>
    <style:style style:name="Tabla3.G1" style:family="table-cell">
      <style:table-cell-properties fo:padding="0.097cm" fo:border="0.05pt solid #ffffff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ffffff"/>
    </style:style>
    <style:style style:name="Tabla3.G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able_20_Contents">
      <style:text-properties officeooo:rsid="0004c0a9" officeooo:paragraph-rsid="0004c0a9"/>
    </style:style>
    <style:style style:name="P2" style:family="paragraph" style:parent-style-name="Table_20_Contents">
      <style:text-properties officeooo:rsid="0004f4ad" officeooo:paragraph-rsid="0004f4ad"/>
    </style:style>
    <style:style style:name="T1" style:family="text">
      <style:text-properties officeooo:rsid="0006a790"/>
    </style:style>
    <style:style style:name="T2" style:family="text">
      <style:text-properties officeooo:rsid="00074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Vehiculo<text:span text:style-name="T1">s</text:span></text:p>
          </table:table-cell>
        </table:table-row>
        <table:table-row>
          <table:table-cell table:style-name="Tabla1.A2" office:value-type="string">
            <text:p text:style-name="P1">Mar<text:span text:style-name="T2">ca</text:span></text:p>
            <text:p text:style-name="P1">mat<text:span text:style-name="T2">r</text:span></text:p>
            <text:p text:style-name="P1">niden</text:p>
            <text:p text:style-name="P1">km</text:p>
          </table:table-cell>
        </table:table-row>
        <table:table-row>
          <table:table-cell table:style-name="Tabla1.A2" office:value-type="string">
            <text:p text:style-name="P1">Setmar()</text:p>
            <text:p text:style-name="P1">setmat()</text:p>
            <text:p text:style-name="P1">setniden()</text:p>
            <text:p text:style-name="P1">setkm()</text:p>
            <text:p text:style-name="P1">getmar()</text:p>
            <text:p text:style-name="P1">getmat()</text:p>
            <text:p text:style-name="P1">getniden()</text:p>
            <text:p text:style-name="P1">getkm()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">Moto</text:p>
          </table:table-cell>
          <table:table-cell table:style-name="Tabla2.B1" office:value-type="string">
            <text:p text:style-name="P1"/>
          </table:table-cell>
          <table:table-cell table:style-name="Tabla2.A1" office:value-type="string">
            <text:p text:style-name="P1">Cuatro</text:p>
          </table:table-cell>
          <table:table-cell table:style-name="Tabla2.B1" office:value-type="string">
            <text:p text:style-name="Table_20_Contents"/>
          </table:table-cell>
          <table:table-cell table:style-name="Tabla2.E1" office:value-type="string">
            <text:p text:style-name="P1">Furgoneta</text:p>
          </table:table-cell>
        </table:table-row>
        <table:table-row>
          <table:table-cell table:style-name="Tabla2.A2" office:value-type="string">
            <text:p text:style-name="P1">Eagas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1">Ead</text:p>
            <text:p text:style-name="P1">tipmot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1">Eadg</text:p>
            <text:p text:style-name="P1">capcar</text:p>
          </table:table-cell>
        </table:table-row>
        <table:table-row>
          <table:table-cell table:style-name="Tabla2.A2" office:value-type="string">
            <text:p text:style-name="P1">Seteagas()</text:p>
            <text:p text:style-name="P1">geteagas()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1">Setead()</text:p>
            <text:p text:style-name="P1">settipmot()</text:p>
            <text:p text:style-name="P1">getead()</text:p>
            <text:p text:style-name="P1">gettipmot()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1">Seteadg()</text:p>
            <text:p text:style-name="P1">setcapcar()</text:p>
            <text:p text:style-name="P1">geteadg()</text:p>
            <text:p text:style-name="P1">getcapcar()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">Deportivo</text:p>
          </table:table-cell>
          <table:table-cell table:style-name="Tabla3.B1" office:value-type="string">
            <text:p text:style-name="Table_20_Contents"/>
          </table:table-cell>
          <table:table-cell table:style-name="Tabla3.A1" office:value-type="string">
            <text:p text:style-name="P1">Turismo</text:p>
          </table:table-cell>
          <table:table-cell table:style-name="Tabla3.B1" office:value-type="string">
            <text:p text:style-name="P1"/>
          </table:table-cell>
          <table:table-cell table:style-name="Tabla3.A1" office:value-type="string">
            <text:p text:style-name="P1">Monovolumen</text:p>
          </table:table-cell>
          <table:table-cell table:style-name="Tabla3.B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Capmot</text:p>
            <text:p text:style-name="P1">turbo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Tipnf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Capcar</text:p>
          </table:table-cell>
          <table:table-cell table:style-name="Tabla3.B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Setcapmot()</text:p>
            <text:p text:style-name="P1">setturbo()</text:p>
            <text:p text:style-name="P1">getcapmot()</text:p>
            <text:p text:style-name="P1">setturbo()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Settipnf()</text:p>
            <text:p text:style-name="P2">gettipnf()</text:p>
          </table:table-cell>
          <table:table-cell table:style-name="Tabla3.B2" office:value-type="string">
            <text:p text:style-name="Table_20_Contents"/>
          </table:table-cell>
          <table:table-cell table:style-name="Tabla3.A2" office:value-type="string">
            <text:p text:style-name="P2">Setcapcar()</text:p>
            <text:p text:style-name="P2">getcapcar()</text:p>
          </table:table-cell>
          <table:table-cell table:style-name="Tabla3.B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42:36.351147958</meta:creation-date>
    <dc:date>2018-02-05T20:14:43.849000000</dc:date>
    <meta:editing-duration>PT25M26S</meta:editing-duration>
    <meta:editing-cycles>3</meta:editing-cycles>
    <meta:generator>LibreOffice/5.4.2.2$Windows_X86_64 LibreOffice_project/22b09f6418e8c2d508a9eaf86b2399209b0990f4</meta:generator>
    <meta:document-statistic meta:table-count="3" meta:image-count="0" meta:object-count="0" meta:page-count="1" meta:paragraph-count="46" meta:word-count="46" meta:character-count="365" meta:non-whitespace-character-count="365"/>
  </office:meta>
</office:document-meta>
</file>